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line-height="100%"/>
    </style:style>
    <style:style style:name="P2" style:family="paragraph" style:parent-style-name="Text_20_body" style:list-style-name="L1">
      <style:paragraph-properties fo:line-height="100%" fo:text-align="start" style:justify-single-word="false"/>
      <style:text-properties officeooo:rsid="0000344d" officeooo:paragraph-rsid="0000344d"/>
    </style:style>
    <style:style style:name="P3" style:family="paragraph" style:parent-style-name="Text_20_body" style:list-style-name="L2">
      <style:paragraph-properties fo:line-height="100%"/>
      <style:text-properties officeooo:paragraph-rsid="0002d3ec"/>
    </style:style>
    <style:style style:name="P4" style:family="paragraph" style:parent-style-name="Subtitle">
      <style:paragraph-properties fo:line-height="100%" fo:text-align="start" style:justify-single-word="false"/>
      <style:text-properties officeooo:rsid="0000344d" officeooo:paragraph-rsid="0000344d"/>
    </style:style>
    <style:style style:name="T1" style:family="text">
      <style:text-properties officeooo:rsid="0002d3e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actors in success</text:p>
      <text:list xml:id="list2418741861" text:style-name="L1">
        <text:list-item>
          <text:p text:style-name="P2">Smaller Project Milestones</text:p>
        </text:list-item>
        <text:list-item>
          <text:p text:style-name="P2">Executive Management Support</text:p>
        </text:list-item>
        <text:list-item>
          <text:p text:style-name="P2">Competent Staff</text:p>
        </text:list-item>
        <text:list-item>
          <text:p text:style-name="P2">Proper Planning</text:p>
        </text:list-item>
        <text:list-item>
          <text:p text:style-name="P2">Realistic Expectations </text:p>
        </text:list-item>
        <text:list-item>
          <text:p text:style-name="P2">Ownership User Involvement</text:p>
        </text:list-item>
        <text:list-item>
          <text:p text:style-name="P2">Clear Statement of Requirements</text:p>
        </text:list-item>
        <text:list-item>
          <text:p text:style-name="P2">Clear Vision &amp; Objectives</text:p>
        </text:list-item>
        <text:list-item>
          <text:p text:style-name="P2">Hard-Working, Focused Staff</text:p>
        </text:list-item>
      </text:list>
      <text:h text:style-name="P1" text:outline-level="2">Factors in failure</text:h>
      <text:list xml:id="list1170231408" text:style-name="L2">
        <text:list-item>
          <text:p text:style-name="P3">Lack of User Input </text:p>
        </text:list-item>
        <text:list-item>
          <text:p text:style-name="P3">Incomplete Requirements &amp; Specifications</text:p>
        </text:list-item>
        <text:list-item>
          <text:p text:style-name="P3">Changing Requirements &amp; Specifications </text:p>
        </text:list-item>
        <text:list-item>
          <text:p text:style-name="P3">Lack of Executive Support</text:p>
        </text:list-item>
        <text:list-item>
          <text:p text:style-name="P3">Technology Incompetence</text:p>
        </text:list-item>
        <text:list-item>
          <text:p text:style-name="P3">Lack of Resources</text:p>
        </text:list-item>
        <text:list-item>
          <text:p text:style-name="P3">Unrealistic Expectations </text:p>
        </text:list-item>
        <text:list-item>
          <text:p text:style-name="P3">Unclear Objectives</text:p>
        </text:list-item>
        <text:list-item>
          <text:p text:style-name="P3">Unrealistic Time Frames</text:p>
        </text:list-item>
        <text:list-item>
          <text:p text:style-name="P3">New Technolog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8T15:41:27.213001657</meta:creation-date>
    <dc:date>2018-03-18T15:46:18.213257268</dc:date>
    <meta:editing-duration>PT4M50S</meta:editing-duration>
    <meta:editing-cycles>3</meta:editing-cycles>
    <meta:generator>LibreOffice/5.4.4.2$Linux_X86_64 LibreOffice_project/40m0$Build-2</meta:generator>
    <meta:document-statistic meta:table-count="0" meta:image-count="0" meta:object-count="0" meta:page-count="1" meta:paragraph-count="21" meta:word-count="81" meta:character-count="525" meta:non-whitespace-character-count="480"/>
  </office:meta>
</office:document-meta>
</file>